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_out</text:p>
          </table:table-cell>
          <table:table-cell office:value-type="string" calcext:value-type="string">
            <text:p>u_a</text:p>
          </table:table-cell>
          <table:table-cell table:style-name="Default"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97" calcext:value-type="float">
            <text:p>2097</text:p>
          </table:table-cell>
          <table:table-cell office:value-type="float" office:value="37.2" calcext:value-type="float">
            <text:p>37.2</text:p>
          </table:table-cell>
          <table:table-cell table:formula="of:=432.3 * ([.B2]/[.C2])" office:value-type="float" office:value="24369.1693548387" calcext:value-type="float">
            <text:p>243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  <table:table-cell office:value-type="float" office:value="92.5" calcext:value-type="float">
            <text:p>92.5</text:p>
          </table:table-cell>
          <table:table-cell table:formula="of:=432.3 * ([.B3]/[.C3])" office:value-type="float" office:value="9805.03135135135" calcext:value-type="float">
            <text:p>98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60" calcext:value-type="float">
            <text:p>2060</text:p>
          </table:table-cell>
          <table:table-cell office:value-type="float" office:value="140.1" calcext:value-type="float">
            <text:p>140.1</text:p>
          </table:table-cell>
          <table:table-cell table:formula="of:=432.3 * ([.B4]/[.C4])" office:value-type="float" office:value="6356.44539614561" calcext:value-type="float">
            <text:p>63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47" calcext:value-type="float">
            <text:p>1847</text:p>
          </table:table-cell>
          <table:table-cell office:value-type="float" office:value="313.7" calcext:value-type="float">
            <text:p>313.7</text:p>
          </table:table-cell>
          <table:table-cell table:formula="of:=432.3 * ([.B5]/[.C5])" office:value-type="float" office:value="2545.2919987249" calcext:value-type="float">
            <text:p>2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20" calcext:value-type="float">
            <text:p>1420</text:p>
          </table:table-cell>
          <table:table-cell office:value-type="float" office:value="483" calcext:value-type="float">
            <text:p>483</text:p>
          </table:table-cell>
          <table:table-cell table:formula="of:=432.3 * ([.B6]/[.C6])" office:value-type="float" office:value="1270.94409937888" calcext:value-type="float">
            <text:p>12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77" calcext:value-type="float">
            <text:p>877</text:p>
          </table:table-cell>
          <table:table-cell office:value-type="float" office:value="594" calcext:value-type="float">
            <text:p>594</text:p>
          </table:table-cell>
          <table:table-cell table:formula="of:=432.3 * ([.B7]/[.C7])" office:value-type="float" office:value="638.261111111111" calcext:value-type="float">
            <text:p>6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77" calcext:value-type="float">
            <text:p>377</text:p>
          </table:table-cell>
          <table:table-cell office:value-type="float" office:value="640" calcext:value-type="float">
            <text:p>640</text:p>
          </table:table-cell>
          <table:table-cell table:formula="of:=432.3 * ([.B8]/[.C8])" office:value-type="float" office:value="254.65171875" calcext:value-type="float">
            <text:p>2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9" calcext:value-type="float">
            <text:p>189</text:p>
          </table:table-cell>
          <table:table-cell office:value-type="float" office:value="640" calcext:value-type="float">
            <text:p>640</text:p>
          </table:table-cell>
          <table:table-cell table:formula="of:=432.3 * ([.B9]/[.C9])" office:value-type="float" office:value="127.66359375" calcext:value-type="float">
            <text:p>1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2.5" calcext:value-type="float">
            <text:p>92.5</text:p>
          </table:table-cell>
          <table:table-cell office:value-type="float" office:value="624" calcext:value-type="float">
            <text:p>624</text:p>
          </table:table-cell>
          <table:table-cell table:formula="of:=432.3 * ([.B10]/[.C10])" office:value-type="float" office:value="64.0829326923077" calcext:value-type="float">
            <text:p>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2.6" calcext:value-type="float">
            <text:p>32.6</text:p>
          </table:table-cell>
          <table:table-cell office:value-type="float" office:value="546" calcext:value-type="float">
            <text:p>546</text:p>
          </table:table-cell>
          <table:table-cell table:formula="of:=432.3 * ([.B11]/[.C11])" office:value-type="float" office:value="25.8113186813187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01:36:32.977910485</meta:creation-date>
    <dc:date>2023-03-23T01:40:06.546001006</dc:date>
    <meta:editing-duration>PT3M34S</meta:editing-duration>
    <meta:editing-cycles>1</meta:editing-cycles>
    <meta:generator>LibreOffice/7.3.7.2$Linux_X86_64 LibreOffice_project/30$Build-2</meta:generator>
    <meta:document-statistic meta:table-count="1" meta:cell-count="44" meta:object-count="0"/>
  </office:meta>
</office:document-meta>
</file>